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Variants" style:family="table">
      <style:table-properties style:width="13.951cm" table:align="left" style:shadow="none" style:may-break-between-rows="true" table:border-model="collapsing"/>
    </style:style>
    <style:style style:name="Variants.A" style:family="table-column">
      <style:table-column-properties style:column-width="4.6cm"/>
    </style:style>
    <style:style style:name="Variants.B" style:family="table-column">
      <style:table-column-properties style:column-width="4.251cm"/>
    </style:style>
    <style:style style:name="Variants.C" style:family="table-column">
      <style:table-column-properties style:column-width="2.401cm"/>
    </style:style>
    <style:style style:name="Variants.D" style:family="table-column">
      <style:table-column-properties style:column-width="2.699cm"/>
    </style:style>
    <style:style style:name="Variants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Variants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Variants.B2" style:family="table-cell" style:data-style-name="N2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Variants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Variants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Variants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Variants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Variants.C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Variants.5" style:family="table-row">
      <style:table-row-properties fo:keep-together="auto"/>
    </style:style>
    <style:style style:name="Variants.B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Variants.C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Variants.B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Variants.C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Variants.B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Variants.C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Variants.A9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Variants.B9" style:family="table-cell" style:data-style-name="N2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inoutDifferences" style:family="table">
      <style:table-properties style:width="16.177cm" table:align="left" style:shadow="none" style:may-break-between-rows="true" table:border-model="collapsing"/>
    </style:style>
    <style:style style:name="PinoutDifferences.A" style:family="table-column">
      <style:table-column-properties style:column-width="2.577cm"/>
    </style:style>
    <style:style style:name="PinoutDifferences.B" style:family="table-column">
      <style:table-column-properties style:column-width="1.408cm"/>
    </style:style>
    <style:style style:name="PinoutDifferences.C" style:family="table-column">
      <style:table-column-properties style:column-width="2.415cm"/>
    </style:style>
    <style:style style:name="PinoutDifferences.D" style:family="table-column">
      <style:table-column-properties style:column-width="2.72cm"/>
    </style:style>
    <style:style style:name="PinoutDifferences.G" style:family="table-column">
      <style:table-column-properties style:column-width="1.617cm"/>
    </style:style>
    <style:style style:name="PinoutDifferences.1" style:family="table-row">
      <style:table-row-properties fo:keep-together="auto"/>
    </style:style>
    <style:style style:name="PinoutDifferences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PinoutDifferences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B2" style:family="table-cell" style:data-style-name="N2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D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E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F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G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C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D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E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F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G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C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D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E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F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G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inoutDifferences.A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inoutDifferences.B7" style:family="table-cell" style:data-style-name="N2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text-properties officeooo:rsid="00182191" officeooo:paragraph-rsid="00182191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8131" officeooo:paragraph-rsid="001981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4338" officeooo:paragraph-rsid="001c43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1e2f" officeooo:paragraph-rsid="001b1e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2191" officeooo:paragraph-rsid="001821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2191" officeooo:paragraph-rsid="001821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e1bd" officeooo:paragraph-rsid="0018e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rsid="00198131" officeooo:paragraph-rsid="00198131"/>
    </style:style>
    <style:style style:name="P11" style:family="paragraph" style:parent-style-name="Standard">
      <style:text-properties officeooo:rsid="0018e1bd" officeooo:paragraph-rsid="0018e1bd"/>
    </style:style>
    <style:style style:name="P12" style:family="paragraph" style:parent-style-name="Standard" style:list-style-name="L1">
      <style:text-properties officeooo:rsid="0018e1bd" officeooo:paragraph-rsid="0018e1bd"/>
    </style:style>
    <style:style style:name="T1" style:family="text">
      <style:text-properties officeooo:rsid="001b1e2f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officeooo:rsid="001b5e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6502 Pin Compatible Variants</text:h>
      <text:p text:style-name="P1"/>
      <text:p text:style-name="P1"/>
      <table:table table:name="Variants" table:style-name="Variants" table:template-name="Elegant">
        <table:table-column table:style-name="Variants.A"/>
        <table:table-column table:style-name="Variants.B"/>
        <table:table-column table:style-name="Variants.C"/>
        <table:table-column table:style-name="Variants.D"/>
        <table:table-row>
          <table:table-cell table:style-name="Variants.A1" office:value-type="string">
            <text:p text:style-name="P2"/>
          </table:table-cell>
          <table:table-cell table:style-name="Variants.A1" office:value-type="string">
            <text:p text:style-name="P2"/>
          </table:table-cell>
          <table:table-cell table:style-name="Variants.A1" office:value-type="string">
            <text:p text:style-name="P2"/>
          </table:table-cell>
          <table:table-cell table:style-name="Variants.A1" office:value-type="string">
            <text:p text:style-name="P2"/>
          </table:table-cell>
        </table:table-row>
        <table:table-row>
          <table:table-cell table:style-name="Variants.A2" office:value-type="string">
            <text:p text:style-name="P3">MOS/Rockwell/Synertek</text:p>
          </table:table-cell>
          <table:table-cell table:style-name="Variants.B2" office:value-type="float" office:value="6502">
            <text:p text:style-name="P3">6502</text:p>
          </table:table-cell>
          <table:table-cell table:style-name="Variants.C2" office:value-type="string">
            <text:p text:style-name="P3">1 MHz</text:p>
          </table:table-cell>
          <table:table-cell table:style-name="Variants.B2">
            <text:p text:style-name="P3"/>
          </table:table-cell>
        </table:table-row>
        <table:table-row>
          <table:table-cell table:style-name="Variants.A2" office:value-type="string">
            <text:p text:style-name="P4"/>
          </table:table-cell>
          <table:table-cell table:style-name="Variants.B3" office:value-type="string">
            <text:p text:style-name="P3">6502A</text:p>
          </table:table-cell>
          <table:table-cell table:style-name="Variants.C3" office:value-type="string">
            <text:p text:style-name="P3">2 MHz</text:p>
          </table:table-cell>
          <table:table-cell table:style-name="Variants.B2">
            <text:p text:style-name="P4"/>
          </table:table-cell>
        </table:table-row>
        <table:table-row>
          <table:table-cell table:style-name="Variants.A2" office:value-type="string">
            <text:p text:style-name="P4"/>
          </table:table-cell>
          <table:table-cell table:style-name="Variants.B4" office:value-type="string">
            <text:p text:style-name="P3">6502B</text:p>
          </table:table-cell>
          <table:table-cell table:style-name="Variants.C4" office:value-type="string">
            <text:p text:style-name="P3">3 MHz</text:p>
          </table:table-cell>
          <table:table-cell table:style-name="Variants.B2">
            <text:p text:style-name="P4"/>
          </table:table-cell>
        </table:table-row>
        <table:table-row table:style-name="Variants.5">
          <table:table-cell table:style-name="Variants.A2" office:value-type="string">
            <text:p text:style-name="P3"/>
          </table:table-cell>
          <table:table-cell table:style-name="Variants.B5" office:value-type="string">
            <text:p text:style-name="P5">6502C</text:p>
          </table:table-cell>
          <table:table-cell table:style-name="Variants.C5" office:value-type="string">
            <text:p text:style-name="P5">4 MHz</text:p>
          </table:table-cell>
          <table:table-cell table:style-name="Variants.B2">
            <text:p text:style-name="P4"/>
          </table:table-cell>
        </table:table-row>
        <table:table-row table:style-name="Variants.5">
          <table:table-cell table:style-name="Variants.A2" office:value-type="string">
            <text:p text:style-name="P3">Atari</text:p>
          </table:table-cell>
          <table:table-cell table:style-name="Variants.B6" office:value-type="string">
            <text:p text:style-name="P3">Sally (6502C)</text:p>
          </table:table-cell>
          <table:table-cell table:style-name="Variants.C6" office:value-type="string">
            <text:p text:style-name="P3">1.8 MHz</text:p>
          </table:table-cell>
          <table:table-cell table:style-name="Variants.B2">
            <text:p text:style-name="P4"/>
          </table:table-cell>
        </table:table-row>
        <table:table-row table:style-name="Variants.5">
          <table:table-cell table:style-name="Variants.A2" office:value-type="string">
            <text:p text:style-name="P3">WDC</text:p>
          </table:table-cell>
          <table:table-cell table:style-name="Variants.B7" office:value-type="string">
            <text:p text:style-name="P3"><text:span text:style-name="T1">W</text:span>65C02S</text:p>
          </table:table-cell>
          <table:table-cell table:style-name="Variants.C7" office:value-type="string">
            <text:p text:style-name="P6">14 MHz</text:p>
          </table:table-cell>
          <table:table-cell table:style-name="Variants.B2">
            <text:p text:style-name="P4"/>
          </table:table-cell>
        </table:table-row>
        <table:table-row>
          <table:table-cell table:style-name="Variants.A2" office:value-type="string">
            <text:p text:style-name="P4"/>
          </table:table-cell>
          <table:table-cell table:style-name="Variants.B2">
            <text:p text:style-name="P4"/>
          </table:table-cell>
          <table:table-cell table:style-name="Variants.B2">
            <text:p text:style-name="P4"/>
          </table:table-cell>
          <table:table-cell table:style-name="Variants.B2">
            <text:p text:style-name="P4"/>
          </table:table-cell>
        </table:table-row>
        <table:table-row>
          <table:table-cell table:style-name="Variants.A9" office:value-type="string">
            <text:p text:style-name="P4"/>
          </table:table-cell>
          <table:table-cell table:style-name="Variants.B9">
            <text:p text:style-name="P4"/>
          </table:table-cell>
          <table:table-cell table:style-name="Variants.B9">
            <text:p text:style-name="P4"/>
          </table:table-cell>
          <table:table-cell table:style-name="Variants.B9">
            <text:p text:style-name="P4"/>
          </table:table-cell>
        </table:table-row>
      </table:table>
      <text:p text:style-name="P1"/>
      <text:p text:style-name="P1"/>
      <text:p text:style-name="P1"/>
      <table:table table:name="PinoutDifferences" table:style-name="PinoutDifferences" table:template-name="Elegant">
        <table:table-column table:style-name="PinoutDifferences.A"/>
        <table:table-column table:style-name="PinoutDifferences.B"/>
        <table:table-column table:style-name="PinoutDifferences.C"/>
        <table:table-column table:style-name="PinoutDifferences.D" table:number-columns-repeated="3"/>
        <table:table-column table:style-name="PinoutDifferences.G"/>
        <table:table-row table:style-name="PinoutDifferences.1">
          <table:table-cell table:style-name="PinoutDifferences.A1" office:value-type="string">
            <text:p text:style-name="P7">Ma</text:p>
          </table:table-cell>
          <table:table-cell table:style-name="PinoutDifferences.A1" office:value-type="string">
            <text:p text:style-name="P2"/>
          </table:table-cell>
          <table:table-cell table:style-name="PinoutDifferences.A1" office:value-type="string">
            <text:p text:style-name="P2"/>
          </table:table-cell>
          <table:table-cell table:style-name="PinoutDifferences.A1" office:value-type="string">
            <text:p text:style-name="P7">Pin1</text:p>
          </table:table-cell>
          <table:table-cell table:style-name="PinoutDifferences.A1" office:value-type="string">
            <text:p text:style-name="P7">Pin5</text:p>
          </table:table-cell>
          <table:table-cell table:style-name="PinoutDifferences.A1" office:value-type="string">
            <text:p text:style-name="P7">Pin34</text:p>
          </table:table-cell>
          <table:table-cell table:style-name="PinoutDifferences.A1" office:value-type="string">
            <text:p text:style-name="P7">Pin35</text:p>
          </table:table-cell>
          <table:table-cell table:style-name="PinoutDifferences.A1" office:value-type="string">
            <text:p text:style-name="P7">Pin36</text:p>
          </table:table-cell>
        </table:table-row>
        <table:table-row table:style-name="PinoutDifferences.1">
          <table:table-cell table:style-name="PinoutDifferences.A2" office:value-type="string">
            <text:p text:style-name="P8">6502</text:p>
          </table:table-cell>
          <table:table-cell table:style-name="PinoutDifferences.B2">
            <text:p text:style-name="P4"/>
          </table:table-cell>
          <table:table-cell table:style-name="PinoutDifferences.B2">
            <text:p text:style-name="P4"/>
          </table:table-cell>
          <table:table-cell table:style-name="PinoutDifferences.C2" office:value-type="string">
            <text:p text:style-name="P8">V<text:span text:style-name="T2">SS</text:span><text:span text:style-name="T3"> (GND)</text:span></text:p>
          </table:table-cell>
          <table:table-cell table:style-name="PinoutDifferences.D2" office:value-type="string">
            <text:p text:style-name="P8">N.C.</text:p>
          </table:table-cell>
          <table:table-cell table:style-name="PinoutDifferences.E2" office:value-type="string">
            <text:p text:style-name="P8">R/W</text:p>
          </table:table-cell>
          <table:table-cell table:style-name="PinoutDifferences.F2" office:value-type="string">
            <text:p text:style-name="P8">N.C.</text:p>
          </table:table-cell>
          <table:table-cell table:style-name="PinoutDifferences.G2" office:value-type="string">
            <text:p text:style-name="P8">N.C.</text:p>
          </table:table-cell>
        </table:table-row>
        <table:table-row>
          <table:table-cell table:style-name="PinoutDifferences.A2" office:value-type="string">
            <text:p text:style-name="P8"/>
          </table:table-cell>
          <table:table-cell table:style-name="PinoutDifferences.B2">
            <text:p text:style-name="P4"/>
          </table:table-cell>
          <table:table-cell table:style-name="PinoutDifferences.B2">
            <text:p text:style-name="P4"/>
          </table:table-cell>
          <table:table-cell table:style-name="PinoutDifferences.B2">
            <text:p text:style-name="P8"><text:span text:style-name="T3"/></text:p>
          </table:table-cell>
          <table:table-cell table:style-name="PinoutDifferences.B2">
            <text:p text:style-name="P8"/>
          </table:table-cell>
          <table:table-cell table:style-name="PinoutDifferences.B2">
            <text:p text:style-name="P8"/>
          </table:table-cell>
          <table:table-cell table:style-name="PinoutDifferences.B2">
            <text:p text:style-name="P8"/>
          </table:table-cell>
          <table:table-cell table:style-name="PinoutDifferences.B2">
            <text:p text:style-name="P8"/>
          </table:table-cell>
        </table:table-row>
        <table:table-row>
          <table:table-cell table:style-name="PinoutDifferences.A2" office:value-type="string">
            <text:p text:style-name="P8"/>
          </table:table-cell>
          <table:table-cell table:style-name="PinoutDifferences.B2">
            <text:p text:style-name="P4"/>
          </table:table-cell>
          <table:table-cell table:style-name="PinoutDifferences.B2">
            <text:p text:style-name="P4"/>
          </table:table-cell>
          <table:table-cell table:style-name="PinoutDifferences.B2">
            <text:p text:style-name="P4"/>
          </table:table-cell>
          <table:table-cell table:style-name="PinoutDifferences.B2">
            <text:p text:style-name="P4"/>
          </table:table-cell>
          <table:table-cell table:style-name="PinoutDifferences.B2">
            <text:p text:style-name="P4"/>
          </table:table-cell>
          <table:table-cell table:style-name="PinoutDifferences.B2">
            <text:p text:style-name="P4"/>
          </table:table-cell>
          <table:table-cell table:style-name="PinoutDifferences.B2">
            <text:p text:style-name="P4"/>
          </table:table-cell>
        </table:table-row>
        <table:table-row table:style-name="PinoutDifferences.1">
          <table:table-cell table:style-name="PinoutDifferences.A2" office:value-type="string">
            <text:p text:style-name="P9">Atari Sally</text:p>
          </table:table-cell>
          <table:table-cell table:style-name="PinoutDifferences.B2">
            <text:p text:style-name="P4"/>
          </table:table-cell>
          <table:table-cell table:style-name="PinoutDifferences.B2">
            <text:p text:style-name="P4"/>
          </table:table-cell>
          <table:table-cell table:style-name="PinoutDifferences.C5" office:value-type="string">
            <text:p text:style-name="P3">V<text:span text:style-name="T2">SS</text:span><text:span text:style-name="T3"> (GND)</text:span></text:p>
          </table:table-cell>
          <table:table-cell table:style-name="PinoutDifferences.D5" office:value-type="string">
            <text:p text:style-name="P3">N.C.</text:p>
          </table:table-cell>
          <table:table-cell table:style-name="PinoutDifferences.E5" office:value-type="string">
            <text:p text:style-name="P3">N.C.</text:p>
          </table:table-cell>
          <table:table-cell table:style-name="PinoutDifferences.F5" office:value-type="string">
            <text:p text:style-name="P3">HALT</text:p>
          </table:table-cell>
          <table:table-cell table:style-name="PinoutDifferences.G5" office:value-type="string">
            <text:p text:style-name="P3">R/W</text:p>
          </table:table-cell>
        </table:table-row>
        <table:table-row>
          <table:table-cell table:style-name="PinoutDifferences.A2" office:value-type="string">
            <text:p text:style-name="P8">WDC65C02S</text:p>
          </table:table-cell>
          <table:table-cell table:style-name="PinoutDifferences.B2">
            <text:p text:style-name="P4"/>
          </table:table-cell>
          <table:table-cell table:style-name="PinoutDifferences.B2">
            <text:p text:style-name="P4"/>
          </table:table-cell>
          <table:table-cell table:style-name="PinoutDifferences.C6" office:value-type="string">
            <text:p text:style-name="P9">VPB</text:p>
          </table:table-cell>
          <table:table-cell table:style-name="PinoutDifferences.D6" office:value-type="string">
            <text:p text:style-name="P9">MLB</text:p>
          </table:table-cell>
          <table:table-cell table:style-name="PinoutDifferences.E6" office:value-type="string">
            <text:p text:style-name="P9">R/W</text:p>
          </table:table-cell>
          <table:table-cell table:style-name="PinoutDifferences.F6" office:value-type="string">
            <text:p text:style-name="P9">N.C.</text:p>
          </table:table-cell>
          <table:table-cell table:style-name="PinoutDifferences.G6" office:value-type="string">
            <text:p text:style-name="P9">BE</text:p>
          </table:table-cell>
        </table:table-row>
        <table:table-row table:style-name="PinoutDifferences.1">
          <table:table-cell table:style-name="PinoutDifferences.A7" office:value-type="string">
            <text:p text:style-name="P4"/>
          </table:table-cell>
          <table:table-cell table:style-name="PinoutDifferences.B7">
            <text:p text:style-name="P4"/>
          </table:table-cell>
          <table:table-cell table:style-name="PinoutDifferences.B7">
            <text:p text:style-name="P4"/>
          </table:table-cell>
          <table:table-cell table:style-name="PinoutDifferences.B7">
            <text:p text:style-name="P4"/>
          </table:table-cell>
          <table:table-cell table:style-name="PinoutDifferences.B7">
            <text:p text:style-name="P4"/>
          </table:table-cell>
          <table:table-cell table:style-name="PinoutDifferences.B7">
            <text:p text:style-name="P4"/>
          </table:table-cell>
          <table:table-cell table:style-name="PinoutDifferences.B7">
            <text:p text:style-name="P4"/>
          </table:table-cell>
          <table:table-cell table:style-name="PinoutDifferences.B7">
            <text:p text:style-name="P4"/>
          </table:table-cell>
        </table:table-row>
      </table:table>
      <text:p text:style-name="P1"/>
      <text:p text:style-name="P1">BE: <text:tab/>Bus Enable<text:tab/><text:tab/>input<text:tab/><text:tab/>When low A, D and R/W are high impedance (async)</text:p>
      <text:p text:style-name="P10">HALT: <text:span text:style-name="T4">Halt CPU<text:tab/><text:tab/>input<text:tab/><text:tab/>When low A, D and R/W are high impedance (async)</text:span></text:p>
      <text:p text:style-name="P1">MLB: <text:tab/>Memory Lock<text:tab/><text:tab/>output<text:tab/><text:tab/>Low during memory read/modify/write cycles.</text:p>
      <text:p text:style-name="P11">VPB:<text:tab/>Vector Pull<text:tab/><text:tab/>output<text:tab/><text:tab/>Low when CPU reads interrupt vector</text:p>
      <text:p text:style-name="P1"/>
      <text:p text:style-name="P11">WDC65C02:</text:p>
      <text:list text:style-name="L1">
        <text:list-item>
          <text:p text:style-name="P12">RDY is bidirectional (low output during WAI instructio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de" number:country="DE">
      <number:number number:min-integer-digits="1"/>
    </number:number-style>
    <number:text-style style:name="N20100" number:language="de" number:country="DE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8T09:02:52.840000000</meta:creation-date>
    <dc:date>2025-07-18T10:12:02.699000000</dc:date>
    <meta:editing-duration>PT13M18S</meta:editing-duration>
    <meta:editing-cycles>1</meta:editing-cycles>
    <meta:document-statistic meta:table-count="2" meta:image-count="0" meta:object-count="0" meta:page-count="1" meta:paragraph-count="46" meta:word-count="110" meta:character-count="581" meta:non-whitespace-character-count="508"/>
    <meta:generator>LibreOffice/24.8.6.2$Windows_X86_64 LibreOffice_project/6d98ba145e9a8a39fc57bcc76981d1fb1316c60c</meta:generator>
  </office:meta>
</office:document-meta>
</file>